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fo:font-weight="bold" officeooo:rsid="0007aae2" officeooo:paragraph-rsid="0007aae2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bold" officeooo:rsid="0005b5a6" officeooo:paragraph-rsid="0005b5a6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073bc1" officeooo:paragraph-rsid="00073bc1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7aae2" officeooo:paragraph-rsid="0007aae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7ccb1" officeooo:paragraph-rsid="0007ccb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98010" officeooo:paragraph-rsid="0009801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3bc1" style:font-weight-asian="normal" style:font-weight-complex="normal"/>
    </style:style>
    <style:style style:name="T3" style:family="text">
      <style:text-properties officeooo:rsid="000eb3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6: <text:s/>Event Driven Simulation solution</text:p>
      <text:p text:style-name="P3"/>
      <text:p text:style-name="P4">Make Commands :</text:p>
      <text:p text:style-name="P4">(i) make : <text:span text:style-name="T1">it creates the following files</text:span></text:p>
      <text:p text:style-name="P4"><text:span text:style-name="T1">1. qSim : two copies, one in bin folder, other in the main directory</text:span></text:p>
      <text:p text:style-name="P4"><text:span text:style-name="T1">2. ass6.o EventQueue.o EventQueue.so : in obj sub-directory</text:span></text:p>
      <text:p text:style-name="P4"><text:span text:style-name="T1"/></text:p>
      <text:p text:style-name="P4">(ii) make run :<text:span text:style-name="T1"> this command will execute in this way</text:span></text:p>
      <text:p text:style-name="P4"><text:span text:style-name="T1"><text:tab/>for i=1 to 17 do</text:span></text:p>
      <text:p text:style-name="P4"><text:span text:style-name="T1"><text:tab/><text:tab/>./qSim 100 4 60 2.3</text:span></text:p>
      <text:p text:style-name="P4"><text:span text:style-name="T1"><text:tab/>done</text:span></text:p>
      <text:p text:style-name="P4"><text:span text:style-name="T1"/></text:p>
      <text:p text:style-name="P4"><text:span text:style-name="T1">Each execution will create following output files:</text:span></text:p>
      <text:p text:style-name="P4"><text:span text:style-name="T1"><text:tab/>1. arrTimes.txt : it contains arrival times of all costumers.</text:span></text:p>
      <text:p text:style-name="P4"><text:span text:style-name="T1"/></text:p>
      <text:p text:style-name="P4"><text:span text:style-name="T1"><text:tab/>2. costumerStaticsCommonLine.txt : it contains arrTime, WaitingTime, serviceTime and <text:tab/>TotalTimeinBank of each costumer in case of a single Queue of Costumers. Costumer who <text:tab/>leaves first is written first here.</text:span></text:p>
      <text:p text:style-name="P4"><text:span text:style-name="T1"/></text:p>
      <text:p text:style-name="P4"><text:span text:style-name="T1"><text:tab/>3. costumerStaticsSepLine.txt : it contains arrTime, WaitingTime, serviceTime and <text:tab/>TotalTimeinBank of each costumer in case of multiple Queues of Costumers. Costumer who <text:tab/>leaves first is written first here.</text:span></text:p>
      <text:p text:style-name="P4"><text:span text:style-name="T1"/></text:p>
      <text:p text:style-name="P4"><text:span text:style-name="T1"><text:tab/>4. gnuinputs.txt : this file contains no. of tellers and average time spent in the bank by each <text:tab/>costumer. It appends after every execution.</text:span></text:p>
      <text:p text:style-name="P4"><text:span text:style-name="T1"/></text:p>
      <text:p text:style-name="P4"><text:span text:style-name="T1"><text:tab/>5. gnuplot.pdf : this is the plot of the data we get from gnuinputs.txt.</text:span></text:p>
      <text:p text:style-name="P4"><text:span text:style-name="T1"/></text:p>
      <text:p text:style-name="P4"><text:span text:style-name="T1"><text:tab/>6. output.txt : </text:span><text:span text:style-name="T2">It contains the following details for every execution for both cases :</text:span></text:p>
      <text:p text:style-name="P4"><text:span text:style-name="T2"><text:tab/><text:tab/>i. type of queuing</text:span></text:p>
      <text:p text:style-name="P5"><text:span text:style-name="T1"><text:tab/><text:tab/>ii. total number of tellers</text:span></text:p>
      <text:p text:style-name="P5"><text:span text:style-name="T1"><text:tab/><text:tab/>iii. Total time required to serve these costumers</text:span></text:p>
      <text:p text:style-name="P5"><text:span text:style-name="T1"><text:tab/><text:tab/>iv. average spent time by a costumer</text:span></text:p>
      <text:p text:style-name="P5"><text:span text:style-name="T1"><text:tab/><text:tab/>v. Maximum Waiting time of a costumer</text:span></text:p>
      <text:p text:style-name="P5"><text:span text:style-name="T1"><text:tab/><text:tab/>vi. Total ServiceTime by all tellers</text:span></text:p>
      <text:p text:style-name="P5"><text:span text:style-name="T1"><text:tab/><text:tab/>vii. Total idletime by all tellers</text:span></text:p>
      <text:p text:style-name="P5"><text:span text:style-name="T1"/></text:p>
      <text:p text:style-name="P5"><text:span text:style-name="T1"><text:tab/>7. tellerStaticsCommonLine.txt : it contains totalIdleTime and totalServiceTime of each <text:tab/>teller in case of Single Queue.</text:span></text:p>
      <text:p text:style-name="P5"><text:span text:style-name="T1"/></text:p>
      <text:p text:style-name="P5"><text:span text:style-name="T1"><text:tab/>8. tellerStaticsSepLine.txt : it contains totalIdleTime and totalServiceTime of each teller in <text:tab/>case of Mulitple Queues.</text:span></text:p>
      <text:p text:style-name="P5"><text:span text:style-name="T1"/></text:p>
      <text:p text:style-name="P2">CONDITIONS OF THE PROGRAM:</text:p>
      <text:p text:style-name="P6">Since, there were some ambiguites in the assignment document, So I assume the following points :</text:p>
      <text:p text:style-name="P6">1. The bank will open till simulation time, i.e. there will be no work after simulation time.</text:p>
      <text:p text:style-name="P6"/>
      <text:p text:style-name="P6">2. If a costumer arrives the bank before simulation time but could not get his/her turn for servicing, he/she will have to go home without being served.</text:p>
      <text:p text:style-name="P6"/>
      <text:p text:style-name="P6">3. At the end of simulation time, costumers who are currently getting services will be completed by simulation Time.</text:p>
      <text:p text:style-name="P2"><text:soft-page-break/>RESULTS :</text:p>
      <text:p text:style-name="P7">Single Queuing Model is better than Multiple Queuing model because Maximum Waiting Time for a costumer is higher than Single Queuing Model in Multiple Queuing Model. Becuase A costumer can’t change his/her line in Multiple Queuing Model.</text:p>
      <text:p text:style-name="P8"/>
      <text:p text:style-name="P8">GnuPlot : For large inputs, average time spent by a costumer first decreases by increasing number of tellers, then it becomes <text:span text:style-name="T3">almost</text:span> con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03:24:08.886627572</meta:creation-date>
    <dc:date>2020-04-15T04:10:35.487401550</dc:date>
    <meta:editing-duration>PT11M2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408" meta:character-count="2519" meta:non-whitespace-character-count="2110"/>
  </office:meta>
</office:document-meta>
</file>